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LGC Sans Condensed" svg:font-family="'DejaVu LGC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ejaVu LGC Sans Condensed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ejaVu LGC Sans Condensed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Bitstream Vera Sans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Bitstream Vera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Bitstream Vera Sans" fo:font-size="11pt" style:font-size-asian="11pt" style:font-size-complex="11pt"/>
    </style:style>
    <style:style style:name="P7" style:family="paragraph" style:parent-style-name="Standard"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itstream Vera Sans" fo:font-size="11pt" fo:font-weight="normal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 style:list-style-name="L1">
      <style:text-properties style:font-name="DejaVu LGC Sans Condensed" fo:font-weight="bold" style:font-weight-asian="bold" style:font-weight-complex="bold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Bitstream Vera Sans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L8">
      <style:paragraph-properties fo:text-align="justify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font-name="Bitstream Vera Sans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y Operacyjne – laboratorium</text:p>
      <text:p text:style-name="P2"/>
      <text:p text:style-name="P4">Ćwiczenie 3 – Semafory</text:p>
      <text:p text:style-name="Standard"/>
      <text:p text:style-name="Standard"/>
      <text:list xml:id="list1191354337" text:style-name="L1">
        <text:list-item>
          <text:p text:style-name="P11">Treść zadania</text:p>
        </text:list-item>
      </text:list>
      <text:p text:style-name="Standard"/>
      <text:p text:style-name="P6"><text:tab/>Celem ćwiczenia jest <text:s/>napisanie programu w języku C++ w środowisku systemu Linux realizującego organizację bufora komunikacyjnego przy pomocy monitora. Bufor komunikacyjny jest strukturą danych mieszczącą maksymalnie M elementów jednakowego typu. W zaproponowanej implementacji należy zapewnić synchronizację:</text:p>
      <text:p text:style-name="P6"/>
      <text:list xml:id="list69813794" text:style-name="L2">
        <text:list-item>
          <text:p text:style-name="P14">nie dopuścić do czytania z pustego bufora;</text:p>
        </text:list-item>
        <text:list-item>
          <text:p text:style-name="P14">nie dopuścić do zapisu do pełnego bufora;</text:p>
        </text:list-item>
        <text:list-item>
          <text:p text:style-name="P14">zadbać o „nie przeszkadzanie” sobie procesów korzystających z bufora. </text:p>
        </text:list-item>
      </text:list>
      <text:p text:style-name="P19"/>
      <text:p text:style-name="P19"/>
      <text:list xml:id="list1126003709" text:style-name="L3">
        <text:list-item>
          <text:p text:style-name="P12">Przyjęte założenia</text:p>
        </text:list-item>
      </text:list>
      <text:p text:style-name="P8"/>
      <text:list xml:id="list1290876339" text:style-name="L4">
        <text:list-item>
          <text:p text:style-name="P16">przykładowa (modyfikowalna) długość kolejki – 100</text:p>
        </text:list-item>
        <text:list-item>
          <text:p text:style-name="P16">typy procesów korzystających z bufora:</text:p>
          <text:list>
            <text:list-item>
              <text:p text:style-name="P16">producent (dodaje wartości do bufora)</text:p>
            </text:list-item>
            <text:list-item>
              <text:p text:style-name="P16">konsument (pobiera wartości z bufora)</text:p>
            </text:list-item>
          </text:list>
        </text:list-item>
        <text:list-item>
          <text:p text:style-name="P16">typ przechowywanych danych – dowolny</text:p>
        </text:list-item>
        <text:list-item>
          <text:p text:style-name="P16">kolejność odczytu i zapisu danych – kolejka LIFO</text:p>
        </text:list-item>
      </text:list>
      <text:p text:style-name="P10"/>
      <text:p text:style-name="P10"/>
      <text:list xml:id="list2043469421" text:continue-list="list1126003709" text:style-name="L3">
        <text:list-item>
          <text:p text:style-name="P13">Proponowane rozwiązanie</text:p>
        </text:list-item>
      </text:list>
      <text:p text:style-name="P7"/>
      <text:p text:style-name="P8"><text:tab/>W celu rozwiązania zadania zamierzam zaimplementować klasę szablonową <text:span text:style-name="T1">Bufor</text:span>. Klasa będzie parametryzowana typem przechowywanych wartości. Aby zapewnić odpowiednią synchronizację (opisaną w punkcie pierwszym), klasa <text:span text:style-name="T1">Bufor </text:span>będzie dziedziczyć po klasie <text:span text:style-name="T1">Monitor </text:span>znajdującej się w dołączonym do treści zadania pliku <text:span text:style-name="T1">monitor.h</text:span>. Klasa <text:span text:style-name="T1">Bufor </text:span>będzie zawierać nastepujące metody:</text:p>
      <text:p text:style-name="P8"/>
      <text:list xml:id="list1969477861" text:style-name="L8">
        <text:list-item>
          <text:p text:style-name="P17"><text:span text:style-name="T1">konstruktor</text:span> – odpowiada za odpowiednią inicjalizację wykorzystywanych zmiennych oraz alokację odpowiedniej ilości pamięci na bufor;</text:p>
        </text:list-item>
        <text:list-item>
          <text:p text:style-name="P17"><text:span text:style-name="T1">destruktor</text:span> – odpowiada za dealokację pamięci przeznaczonej na bufor;</text:p>
        </text:list-item>
        <text:list-item>
          <text:p text:style-name="P17"><text:span text:style-name="T1">push</text:span> – metoda dodająca jeden element do bufora;</text:p>
        </text:list-item>
        <text:list-item>
          <text:p text:style-name="P17"><text:span text:style-name="T1">pop</text:span> – metoda usuwająca jeden element z bufora.</text:p>
        </text:list-item>
      </text:list>
      <text:p text:style-name="P8"/>
      <text:p text:style-name="P8"/>
      <text:list xml:id="list710685322" text:continue-list="list2043469421" text:style-name="L3">
        <text:list-item>
          <text:p text:style-name="P12">Testowanie</text:p>
        </text:list-item>
      </text:list>
      <text:p text:style-name="P3"/>
      <text:p text:style-name="P9"><text:tab/>W celu implementacji i przetestowania omawianego bufora, stworzę plik nagłówkowy z definicją klasy <text:span text:style-name="T1">Bufor</text:span>, a następnie plik wykonywalny odpowiedzialny za utworzenie obiektu tej klasy oraz wywołanie określonej ilości procesów symbolizujących czytelników oraz pisarzy. Wspomniane wywoływanie będzie kontrolowane interaktywnie, tzn. użytkownik będzie w stanie w każdym momencie zdecydować jakiego typu procesy, jakie ich ilości oraz w jakiej kolejności uruchomić. Dzięki temu istnieje możliwość przetestowania wszystkich sytuacji. </text:p>
      <text:p text:style-name="P9"/>
      <text:p text:style-name="P9"/>
      <text:p text:style-name="P5">Autor: Maciej Suchecki – grupa 3I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LGC Sans Condensed" svg:font-family="'DejaVu LGC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Suchecki</meta:initial-creator>
    <meta:creation-date>2011-11-28T16:00:42</meta:creation-date>
    <dc:date>2011-12-12T14:41:14</dc:date>
    <dc:creator>Maciej Suchecki</dc:creator>
    <meta:editing-duration>PT1H11M1S</meta:editing-duration>
    <meta:editing-cycles>16</meta:editing-cycles>
    <meta:generator>LibreOffice/3.4$Unix LibreOffice_project/340m1$Build-402</meta:generator>
    <meta:document-statistic meta:table-count="0" meta:image-count="0" meta:object-count="0" meta:page-count="1" meta:paragraph-count="23" meta:word-count="281" meta:character-count="2072" meta:non-whitespace-character-count="1825"/>
  </office:meta>
</office:document-meta>
</file>